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ruction to Attix</text:p>
      <text:p text:style-name="Standard"/>
      <text:p text:style-name="Standard"/>
      <text:p text:style-name="P1">Problem</text:p>
      <text:p text:style-name="Standard">目前大部分的技术社区、论坛都是先根据技术讨论的类型划分好板块，然后通过过安排版主管理员等职位保证论坛的发展，当有新的话题或技术出现时再添加板块招聘版主。这种传统的的论坛已经很难满足现在技术人员沟通讨论的需要，从我们自己的角度出发，我们更倾向于一个自由建立讨论圈子，由话题导向来划分的技术圈子。现在已有的GoogleGroups和V2EX网站有着类似的设计思想，但前者设计更像一个邮件列表，缺乏根据推荐、社交、活动等方面的设计，后者发帖回帖看贴的形式都过于单调，对于加盟会员圈子限制不足导致内容质量下降。我们要解决的问题就是开发一款更适合技术人员讨论、分享的社区网站，弥补上述二者的不足，同时加入更多创意来改进设计。</text:p>
      <text:p text:style-name="Standard"/>
      <text:p text:style-name="Standard"/>
      <text:p text:style-name="P1">Feature</text:p>
      <text:p text:style-name="Standard">1、 支持代码高亮与Markdown语法</text:p>
      <text:p text:style-name="Standard">2、 支持Twitter和Google+帐号登录</text:p>
      <text:p text:style-name="Standard">3、 支持Gravatar头像以及自定义头像</text:p>
      <text:p text:style-name="Standard">4、 支持站内信和邀请功能</text:p>
      <text:p text:style-name="Standard">5、 支持关注主题，智能推荐帖子和好友</text:p>
      <text:p text:style-name="Standard"/>
      <text:p text:style-name="Standard"/>
      <text:p text:style-name="P1">How&amp;Plan</text:p>
      <text:p text:style-name="Standard">我们计划使用Ruby on Rails框架来开发该网站，数据库使用MongoDB，前端将采用jQuery框架，整体开发耗时约3周，前期将网站假设在Heroku上，正式开放后移植到Linode服务器中运行。&lt;/p&gt;</text:p>
      <text:p text:style-name="Standard"/>
      <text:p text:style-name="Standard"/>
      <text:p text:style-name="P1">What to Submit</text:p>
      <text:p text:style-name="Standard">我们项目最后的输出。输出为两个url，一个是github源码地址，一个是网站域名attix.us</text:p>
      <text:p text:style-name="Standard">Output 2url</text:p>
      <text:p text:style-name="Standard"><text:s text:c="2"/>1 for source code http://github.com/parano/Attix</text:p>
      <text:p text:style-name="Standard"><text:s text:c="2"/>1 for the web site http://attix.u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H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no </meta:initial-creator>
    <meta:creation-date>2011-11-24T12:44:13</meta:creation-date>
    <meta:document-statistic meta:table-count="0" meta:image-count="0" meta:object-count="0" meta:page-count="1" meta:paragraph-count="16" meta:word-count="151" meta:character-count="712" meta:non-whitespace-character-count="870"/>
    <dc:date>2011-11-24T12:47:24</dc:date>
    <dc:creator>parano </dc:creator>
    <meta:editing-duration>PT3M12S</meta:editing-duration>
    <meta:editing-cycles>1</meta:editing-cycles>
    <meta:generator>LibreOffice/3.4$Linux LibreOffice_project/340m1$Build-402</meta:generator>
  </office:meta>
</office:document-meta>
</file>